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custom-shape draw:style-name="gr2" draw:text-style-name="P3" draw:layer="layout" svg:width="4.1cm" svg:height="1.8cm" svg:x="20.725cm" svg:y="1.0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custom-shape draw:style-name="gr2" draw:text-style-name="P3" draw:layer="layout" svg:width="4.1cm" svg:height="1.8cm" svg:x="20.7cm" svg:y="3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custom-shape draw:style-name="gr2" draw:text-style-name="P3" draw:layer="layout" svg:width="4.1cm" svg:height="1.8cm" svg:x="20.7cm" svg:y="5.6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custom-shape draw:style-name="gr2" draw:text-style-name="P3" draw:layer="layout" svg:width="4.1cm" svg:height="1.8cm" svg:x="20.675cm" svg:y="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custom-shape draw:style-name="gr2" draw:text-style-name="P3" draw:layer="layout" svg:width="4.1cm" svg:height="1.8cm" svg:x="20.675cm" svg:y="10.27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custom-shape draw:style-name="gr2" draw:text-style-name="P3" draw:layer="layout" svg:width="4.1cm" svg:height="1.8cm" svg:x="20.65cm" svg:y="12.62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custom-shape draw:style-name="gr2" draw:text-style-name="P3" draw:layer="layout" svg:width="4.1cm" svg:height="1.8cm" svg:x="20.7cm" svg:y="14.8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20.675cm" svg:y="17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99cm" svg:y="2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.2cm" svg:height="0.962cm" svg:x="18.385cm" svg:y="2.4cm">
          <draw:text-box>
            <text:p>Yes</text:p>
          </draw:text-box>
        </draw:frame>
        <draw:frame draw:style-name="gr1" draw:text-style-name="P1" draw:layer="layout" svg:width="1.5cm" svg:height="0.962cm" svg:x="18.585cm" svg:y="5.362cm">
          <draw:text-box>
            <text:p>No</text:p>
          </draw:text-box>
        </draw:frame>
        <draw:line draw:style-name="gr3" draw:text-style-name="P4" draw:layer="layout" svg:x1="18.185cm" svg:y1="4.362cm" svg:x2="20.495cm" svg:y2="3.162cm">
          <text:p/>
        </draw:line>
        <draw:line draw:style-name="gr3" draw:text-style-name="P4" draw:layer="layout" svg:x1="18.184cm" svg:y1="4.364cm" svg:x2="20.486cm" svg:y2="5.56cm">
          <text:p/>
        </draw:line>
        <draw:frame draw:style-name="gr1" draw:text-style-name="P1" draw:layer="layout" svg:width="2.2cm" svg:height="0.962cm" svg:x="18.36cm" svg:y="7cm">
          <draw:text-box>
            <text:p>Yes</text:p>
          </draw:text-box>
        </draw:frame>
        <draw:frame draw:style-name="gr1" draw:text-style-name="P1" draw:layer="layout" svg:width="1.5cm" svg:height="0.962cm" svg:x="18.56cm" svg:y="9.962cm">
          <draw:text-box>
            <text:p>No</text:p>
          </draw:text-box>
        </draw:frame>
        <draw:line draw:style-name="gr3" draw:text-style-name="P4" draw:layer="layout" svg:x1="18.16cm" svg:y1="8.962cm" svg:x2="20.47cm" svg:y2="7.762cm">
          <text:p/>
        </draw:line>
        <draw:line draw:style-name="gr3" draw:text-style-name="P4" draw:layer="layout" svg:x1="18.159cm" svg:y1="8.964cm" svg:x2="20.461cm" svg:y2="10.16cm">
          <text:p/>
        </draw:line>
        <draw:frame draw:style-name="gr1" draw:text-style-name="P1" draw:layer="layout" svg:width="2.2cm" svg:height="0.962cm" svg:x="18.335cm" svg:y="11.624cm">
          <draw:text-box>
            <text:p>Yes</text:p>
          </draw:text-box>
        </draw:frame>
        <draw:frame draw:style-name="gr1" draw:text-style-name="P1" draw:layer="layout" svg:width="1.5cm" svg:height="0.962cm" svg:x="18.535cm" svg:y="14.586cm">
          <draw:text-box>
            <text:p>No</text:p>
          </draw:text-box>
        </draw:frame>
        <draw:line draw:style-name="gr3" draw:text-style-name="P4" draw:layer="layout" svg:x1="18.135cm" svg:y1="13.586cm" svg:x2="20.445cm" svg:y2="12.386cm">
          <text:p/>
        </draw:line>
        <draw:line draw:style-name="gr3" draw:text-style-name="P4" draw:layer="layout" svg:x1="18.134cm" svg:y1="13.588cm" svg:x2="20.436cm" svg:y2="14.784cm">
          <text:p/>
        </draw:line>
        <draw:frame draw:style-name="gr1" draw:text-style-name="P1" draw:layer="layout" svg:width="2.2cm" svg:height="0.962cm" svg:x="18.36cm" svg:y="16.2cm">
          <draw:text-box>
            <text:p>Yes</text:p>
          </draw:text-box>
        </draw:frame>
        <draw:frame draw:style-name="gr1" draw:text-style-name="P1" draw:layer="layout" svg:width="1.5cm" svg:height="0.962cm" svg:x="18.56cm" svg:y="19.162cm">
          <draw:text-box>
            <text:p>No</text:p>
          </draw:text-box>
        </draw:frame>
        <draw:line draw:style-name="gr3" draw:text-style-name="P4" draw:layer="layout" svg:x1="18.16cm" svg:y1="18.162cm" svg:x2="20.47cm" svg:y2="16.962cm">
          <text:p/>
        </draw:line>
        <draw:line draw:style-name="gr3" draw:text-style-name="P4" draw:layer="layout" svg:x1="18.159cm" svg:y1="18.164cm" svg:x2="20.461cm" svg:y2="19.36cm">
          <text:p/>
        </draw:line>
        <draw:custom-shape draw:style-name="gr2" draw:text-style-name="P3" draw:layer="layout" svg:width="4.1cm" svg:height="1.8cm" svg:x="14.084cm" svg:y="3.56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059cm" svg:y="8.162cm">
          <text:p text:style-name="P2">Age &lt; 9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035cm" svg:y="12.762cm">
          <text:p text:style-name="P2">Type = </text:p>
          <text:p text:style-name="P2">Electric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059cm" svg:y="17.362cm">
          <text:p text:style-name="P2">Age &lt; 11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1.985cm" svg:y="13.2cm">
          <draw:text-box>
            <text:p>Yes</text:p>
          </draw:text-box>
        </draw:frame>
        <draw:frame draw:style-name="gr1" draw:text-style-name="P1" draw:layer="layout" svg:width="1.5cm" svg:height="0.962cm" svg:x="12.085cm" svg:y="17.762cm">
          <draw:text-box>
            <text:p>No</text:p>
          </draw:text-box>
        </draw:frame>
        <draw:line draw:style-name="gr3" draw:text-style-name="P4" draw:layer="layout" svg:x1="11.785cm" svg:y1="15.962cm" svg:x2="14.075cm" svg:y2="13.572cm">
          <text:p/>
        </draw:line>
        <draw:line draw:style-name="gr3" draw:text-style-name="P4" draw:layer="layout" svg:x1="11.785cm" svg:y1="15.962cm" svg:x2="14.059cm" svg:y2="18.358cm">
          <text:p/>
        </draw:line>
        <draw:frame draw:style-name="gr1" draw:text-style-name="P1" draw:layer="layout" svg:width="2.2cm" svg:height="0.962cm" svg:x="11.985cm" svg:y="3.962cm">
          <draw:text-box>
            <text:p>Yes</text:p>
          </draw:text-box>
        </draw:frame>
        <draw:frame draw:style-name="gr1" draw:text-style-name="P1" draw:layer="layout" svg:width="1.5cm" svg:height="0.962cm" svg:x="12.185cm" svg:y="8.562cm">
          <draw:text-box>
            <text:p>No</text:p>
          </draw:text-box>
        </draw:frame>
        <draw:line draw:style-name="gr3" draw:text-style-name="P4" draw:layer="layout" svg:x1="11.785cm" svg:y1="6.686cm" svg:x2="14.075cm" svg:y2="4.296cm">
          <text:p/>
        </draw:line>
        <draw:line draw:style-name="gr3" draw:text-style-name="P4" draw:layer="layout" svg:x1="11.785cm" svg:y1="6.686cm" svg:x2="14.059cm" svg:y2="9.082cm">
          <text:p/>
        </draw:line>
        <draw:custom-shape draw:style-name="gr2" draw:text-style-name="P3" draw:layer="layout" svg:width="4.1cm" svg:height="1.8cm" svg:x="7.685cm" svg:y="5.762cm">
          <text:p text:style-name="P2">Age &gt; 10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685cm" svg:y="14.96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185cm" svg:y="7.6cm">
          <draw:text-box>
            <text:p>Yes</text:p>
          </draw:text-box>
        </draw:frame>
        <draw:frame draw:style-name="gr1" draw:text-style-name="P1" draw:layer="layout" svg:width="1.5cm" svg:height="0.962cm" svg:x="5.285cm" svg:y="13.2cm">
          <draw:text-box>
            <text:p>No</text:p>
          </draw:text-box>
        </draw:frame>
        <draw:line draw:style-name="gr3" draw:text-style-name="P4" draw:layer="layout" svg:x1="5.385cm" svg:y1="11.162cm" svg:x2="7.675cm" svg:y2="6.534cm">
          <text:p/>
        </draw:line>
        <draw:line draw:style-name="gr3" draw:text-style-name="P4" draw:layer="layout" svg:x1="5.385cm" svg:y1="11.162cm" svg:x2="7.685cm" svg:y2="15.958cm">
          <text:p/>
        </draw:line>
        <draw:custom-shape draw:style-name="gr2" draw:text-style-name="P3" draw:layer="layout" svg:width="4.1cm" svg:height="1.8cm" svg:x="1.285cm" svg:y="10.162cm">
          <text:p text:style-name="P2">Age &gt; 7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29cm" svg:height="1.673cm" svg:x="20.486cm" svg:y="2.691cm">
          <draw:text-box>
            <text:p>+ $35</text:p>
          </draw:text-box>
        </draw:frame>
        <draw:frame draw:style-name="gr1" draw:text-style-name="P1" draw:layer="layout" svg:width="2cm" svg:height="0.962cm" svg:x="20.585cm" svg:y="4.962cm">
          <draw:text-box>
            <text:p>- $12</text:p>
          </draw:text-box>
        </draw:frame>
        <draw:frame draw:style-name="gr5" draw:text-style-name="P1" draw:layer="layout" svg:width="2.29cm" svg:height="1.673cm" svg:x="20.495cm" svg:y="7.329cm">
          <draw:text-box>
            <text:p>+ $41</text:p>
          </draw:text-box>
        </draw:frame>
        <draw:frame draw:style-name="gr5" draw:text-style-name="P1" draw:layer="layout" svg:width="2.191cm" svg:height="1.673cm" svg:x="20.594cm" svg:y="9.6cm">
          <draw:text-box>
            <text:p>+ $18</text:p>
          </draw:text-box>
        </draw:frame>
        <draw:frame draw:style-name="gr5" draw:text-style-name="P1" draw:layer="layout" svg:width="2.29cm" svg:height="1.673cm" svg:x="20.495cm" svg:y="11.929cm">
          <draw:text-box>
            <text:p>+ $16</text:p>
          </draw:text-box>
        </draw:frame>
        <draw:frame draw:style-name="gr1" draw:text-style-name="P1" draw:layer="layout" svg:width="2cm" svg:height="0.962cm" svg:x="20.594cm" svg:y="14.2cm">
          <draw:text-box>
            <text:p>- $17</text:p>
          </draw:text-box>
        </draw:frame>
        <draw:frame draw:style-name="gr5" draw:text-style-name="P1" draw:layer="layout" svg:width="2.29cm" svg:height="1.673cm" svg:x="20.56cm" svg:y="16.529cm">
          <draw:text-box>
            <text:p>+ $24</text:p>
          </draw:text-box>
        </draw:frame>
        <draw:frame draw:style-name="gr1" draw:text-style-name="P1" draw:layer="layout" svg:width="2cm" svg:height="0.962cm" svg:x="20.659cm" svg:y="18.8cm">
          <draw:text-box>
            <text:p>- $29</text:p>
          </draw:text-box>
        </draw:frame>
        <draw:frame draw:style-name="gr1" draw:text-style-name="P1" draw:layer="layout" svg:width="6.2cm" svg:height="0.962cm" svg:x="7.4cm" svg:y="1cm">
          <draw:text-box>
            <text:p>Start with $3000 . . 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14.299cm" svg:y="2.4cm">
          <text:p text:style-name="P2">Color =</text:p>
          <text:p text:style-name="P2">blue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Economy</text:p>
          <text:p text:style-name="P2">&gt; 15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Age &gt; 7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Type =</text:p>
          <text:p text:style-name="P2">Diesel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Age &gt; 5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Economy</text:p>
          <text:p text:style-name="P2"><text:s/>&gt; 10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29cm" svg:height="1.673cm" svg:x="20.701cm" svg:y="1.529cm">
          <draw:text-box>
            <text:p>- $7</text:p>
          </draw:text-box>
        </draw:frame>
        <draw:frame draw:style-name="gr5" draw:text-style-name="P1" draw:layer="layout" svg:width="2.2cm" svg:height="1.673cm" svg:x="20.8cm" svg:y="3.8cm">
          <draw:text-box>
            <text:p>+ $12</text:p>
          </draw:text-box>
        </draw:frame>
        <draw:frame draw:style-name="gr5" draw:text-style-name="P1" draw:layer="layout" svg:width="2.29cm" svg:height="1.673cm" svg:x="20.71cm" svg:y="6.167cm">
          <draw:text-box>
            <text:p>+ $16</text:p>
          </draw:text-box>
        </draw:frame>
        <draw:frame draw:style-name="gr5" draw:text-style-name="P1" draw:layer="layout" svg:width="2.191cm" svg:height="1.673cm" svg:x="20.809cm" svg:y="8.438cm">
          <draw:text-box>
            <text:p>- $34</text:p>
          </draw:text-box>
        </draw:frame>
        <draw:frame draw:style-name="gr5" draw:text-style-name="P1" draw:layer="layout" svg:width="2.29cm" svg:height="1.673cm" svg:x="20.71cm" svg:y="10.767cm">
          <draw:text-box>
            <text:p>+ $20</text:p>
          </draw:text-box>
        </draw:frame>
        <draw:frame draw:style-name="gr5" draw:text-style-name="P1" draw:layer="layout" svg:width="2.591cm" svg:height="1.673cm" svg:x="20.809cm" svg:y="13.038cm">
          <draw:text-box>
            <text:p>+ $33</text:p>
          </draw:text-box>
        </draw:frame>
        <draw:frame draw:style-name="gr5" draw:text-style-name="P1" draw:layer="layout" svg:width="2.29cm" svg:height="1.673cm" svg:x="20.775cm" svg:y="15.367cm">
          <draw:text-box>
            <text:p>- $11</text:p>
          </draw:text-box>
        </draw:frame>
        <draw:frame draw:style-name="gr1" draw:text-style-name="P1" draw:layer="layout" svg:width="2cm" svg:height="0.962cm" svg:x="20.874cm" svg:y="17.638cm">
          <draw:text-box>
            <text:p>- $34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14.299cm" svg:y="2.4cm">
          <text:p text:style-name="P2">Age &lt; 2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Type =</text:p>
          <text:p text:style-name="P2">Electric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Economy</text:p>
          <text:p text:style-name="P2">&gt; 11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Economy</text:p>
          <text:p text:style-name="P2">&lt; 14 ?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</text:p>
          <text:p text:style-name="P2">green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Age &gt; 16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Age &lt; 4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29cm" svg:height="1.673cm" svg:x="20.701cm" svg:y="1.529cm">
          <draw:text-box>
            <text:p>+ $14</text:p>
          </draw:text-box>
        </draw:frame>
        <draw:frame draw:style-name="gr1" draw:text-style-name="P1" draw:layer="layout" svg:width="2cm" svg:height="0.962cm" svg:x="20.8cm" svg:y="3.8cm">
          <draw:text-box>
            <text:p>- $13</text:p>
          </draw:text-box>
        </draw:frame>
        <draw:frame draw:style-name="gr5" draw:text-style-name="P1" draw:layer="layout" svg:width="2.29cm" svg:height="1.673cm" svg:x="20.71cm" svg:y="6.167cm">
          <draw:text-box>
            <text:p>+ $20</text:p>
          </draw:text-box>
        </draw:frame>
        <draw:frame draw:style-name="gr5" draw:text-style-name="P1" draw:layer="layout" svg:width="2.191cm" svg:height="1.673cm" svg:x="20.809cm" svg:y="8.438cm">
          <draw:text-box>
            <text:p>+ $2</text:p>
          </draw:text-box>
        </draw:frame>
        <draw:frame draw:style-name="gr5" draw:text-style-name="P1" draw:layer="layout" svg:width="2.29cm" svg:height="1.673cm" svg:x="20.71cm" svg:y="10.767cm">
          <draw:text-box>
            <text:p>+ $3</text:p>
          </draw:text-box>
        </draw:frame>
        <draw:frame draw:style-name="gr1" draw:text-style-name="P1" draw:layer="layout" svg:width="2cm" svg:height="0.962cm" svg:x="20.809cm" svg:y="13.038cm">
          <draw:text-box>
            <text:p>- $36</text:p>
          </draw:text-box>
        </draw:frame>
        <draw:frame draw:style-name="gr5" draw:text-style-name="P1" draw:layer="layout" svg:width="2.29cm" svg:height="1.673cm" svg:x="20.775cm" svg:y="15.367cm">
          <draw:text-box>
            <text:p>- $1</text:p>
          </draw:text-box>
        </draw:frame>
        <draw:frame draw:style-name="gr1" draw:text-style-name="P1" draw:layer="layout" svg:width="2cm" svg:height="0.962cm" svg:x="20.874cm" svg:y="17.638cm">
          <draw:text-box>
            <text:p>- $11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custom-shape draw:style-name="gr2" draw:text-style-name="P3" draw:layer="layout" svg:width="4.1cm" svg:height="1.8cm" svg:x="20.725cm" svg:y="1.0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custom-shape draw:style-name="gr2" draw:text-style-name="P3" draw:layer="layout" svg:width="4.1cm" svg:height="1.8cm" svg:x="20.7cm" svg:y="3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custom-shape draw:style-name="gr2" draw:text-style-name="P3" draw:layer="layout" svg:width="4.1cm" svg:height="1.8cm" svg:x="20.7cm" svg:y="5.6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custom-shape draw:style-name="gr2" draw:text-style-name="P3" draw:layer="layout" svg:width="4.1cm" svg:height="1.8cm" svg:x="20.675cm" svg:y="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custom-shape draw:style-name="gr2" draw:text-style-name="P3" draw:layer="layout" svg:width="4.1cm" svg:height="1.8cm" svg:x="20.675cm" svg:y="10.27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custom-shape draw:style-name="gr2" draw:text-style-name="P3" draw:layer="layout" svg:width="4.1cm" svg:height="1.8cm" svg:x="20.65cm" svg:y="12.62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custom-shape draw:style-name="gr2" draw:text-style-name="P3" draw:layer="layout" svg:width="4.1cm" svg:height="1.8cm" svg:x="20.7cm" svg:y="14.8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20.675cm" svg:y="17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99cm" svg:y="2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.2cm" svg:height="0.962cm" svg:x="18.6cm" svg:y="1.238cm">
          <draw:text-box>
            <text:p>Yes</text:p>
          </draw:text-box>
        </draw:frame>
        <draw:frame draw:style-name="gr1" draw:text-style-name="P1" draw:layer="layout" svg:width="1.5cm" svg:height="0.962cm" svg:x="18.8cm" svg:y="4.2cm">
          <draw:text-box>
            <text:p>No</text:p>
          </draw:text-box>
        </draw:frame>
        <draw:custom-shape draw:style-name="gr2" draw:text-style-name="P3" draw:layer="layout" svg:width="4.1cm" svg:height="1.8cm" svg:x="20.725cm" svg:y="1.0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4cm" svg:y1="3.2cm" svg:x2="20.71cm" svg:y2="2cm">
          <text:p/>
        </draw:line>
        <draw:line draw:style-name="gr3" draw:text-style-name="P4" draw:layer="layout" svg:x1="18.399cm" svg:y1="3.202cm" svg:x2="20.701cm" svg:y2="4.398cm">
          <text:p/>
        </draw:line>
        <draw:custom-shape draw:style-name="gr2" draw:text-style-name="P3" draw:layer="layout" svg:width="4.1cm" svg:height="1.8cm" svg:x="20.7cm" svg:y="3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5.838cm">
          <draw:text-box>
            <text:p>Yes</text:p>
          </draw:text-box>
        </draw:frame>
        <draw:frame draw:style-name="gr1" draw:text-style-name="P1" draw:layer="layout" svg:width="1.5cm" svg:height="0.962cm" svg:x="18.775cm" svg:y="8.8cm">
          <draw:text-box>
            <text:p>No</text:p>
          </draw:text-box>
        </draw:frame>
        <draw:custom-shape draw:style-name="gr2" draw:text-style-name="P3" draw:layer="layout" svg:width="4.1cm" svg:height="1.8cm" svg:x="20.7cm" svg:y="5.6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7.8cm" svg:x2="20.685cm" svg:y2="6.6cm">
          <text:p/>
        </draw:line>
        <draw:line draw:style-name="gr3" draw:text-style-name="P4" draw:layer="layout" svg:x1="18.374cm" svg:y1="7.802cm" svg:x2="20.676cm" svg:y2="8.998cm">
          <text:p/>
        </draw:line>
        <draw:custom-shape draw:style-name="gr2" draw:text-style-name="P3" draw:layer="layout" svg:width="4.1cm" svg:height="1.8cm" svg:x="20.675cm" svg:y="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5cm" svg:y="10.462cm">
          <draw:text-box>
            <text:p>Yes</text:p>
          </draw:text-box>
        </draw:frame>
        <draw:frame draw:style-name="gr1" draw:text-style-name="P1" draw:layer="layout" svg:width="1.5cm" svg:height="0.962cm" svg:x="18.75cm" svg:y="13.424cm">
          <draw:text-box>
            <text:p>No</text:p>
          </draw:text-box>
        </draw:frame>
        <draw:custom-shape draw:style-name="gr2" draw:text-style-name="P3" draw:layer="layout" svg:width="4.1cm" svg:height="1.8cm" svg:x="20.675cm" svg:y="10.27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5cm" svg:y1="12.424cm" svg:x2="20.66cm" svg:y2="11.224cm">
          <text:p/>
        </draw:line>
        <draw:line draw:style-name="gr3" draw:text-style-name="P4" draw:layer="layout" svg:x1="18.349cm" svg:y1="12.426cm" svg:x2="20.651cm" svg:y2="13.622cm">
          <text:p/>
        </draw:line>
        <draw:custom-shape draw:style-name="gr2" draw:text-style-name="P3" draw:layer="layout" svg:width="4.1cm" svg:height="1.8cm" svg:x="20.65cm" svg:y="12.62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8.575cm" svg:y="15.038cm">
          <draw:text-box>
            <text:p>Yes</text:p>
          </draw:text-box>
        </draw:frame>
        <draw:frame draw:style-name="gr1" draw:text-style-name="P1" draw:layer="layout" svg:width="1.5cm" svg:height="0.962cm" svg:x="18.775cm" svg:y="18cm">
          <draw:text-box>
            <text:p>No</text:p>
          </draw:text-box>
        </draw:frame>
        <draw:custom-shape draw:style-name="gr2" draw:text-style-name="P3" draw:layer="layout" svg:width="4.1cm" svg:height="1.8cm" svg:x="20.7cm" svg:y="14.85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8.375cm" svg:y1="17cm" svg:x2="20.685cm" svg:y2="15.8cm">
          <text:p/>
        </draw:line>
        <draw:line draw:style-name="gr3" draw:text-style-name="P4" draw:layer="layout" svg:x1="18.374cm" svg:y1="17.002cm" svg:x2="20.676cm" svg:y2="18.198cm">
          <text:p/>
        </draw:line>
        <draw:custom-shape draw:style-name="gr2" draw:text-style-name="P3" draw:layer="layout" svg:width="4.1cm" svg:height="1.8cm" svg:x="20.675cm" svg:y="17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99cm" svg:y="2.4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7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5cm" svg:y="11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14.274cm" svg:y="16.2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12.2cm" svg:y="12.038cm">
          <draw:text-box>
            <text:p>Yes</text:p>
          </draw:text-box>
        </draw:frame>
        <draw:frame draw:style-name="gr1" draw:text-style-name="P1" draw:layer="layout" svg:width="1.5cm" svg:height="0.962cm" svg:x="12.3cm" svg:y="16.6cm">
          <draw:text-box>
            <text:p>No</text:p>
          </draw:text-box>
        </draw:frame>
        <draw:line draw:style-name="gr3" draw:text-style-name="P4" draw:layer="layout" svg:x1="12cm" svg:y1="14.8cm" svg:x2="14.29cm" svg:y2="12.41cm">
          <text:p/>
        </draw:line>
        <draw:line draw:style-name="gr3" draw:text-style-name="P4" draw:layer="layout" svg:x1="12cm" svg:y1="14.8cm" svg:x2="14.274cm" svg:y2="17.196cm">
          <text:p/>
        </draw:line>
        <draw:frame draw:style-name="gr1" draw:text-style-name="P1" draw:layer="layout" svg:width="2.2cm" svg:height="0.962cm" svg:x="12.2cm" svg:y="2.8cm">
          <draw:text-box>
            <text:p>Yes</text:p>
          </draw:text-box>
        </draw:frame>
        <draw:frame draw:style-name="gr1" draw:text-style-name="P1" draw:layer="layout" svg:width="1.5cm" svg:height="0.962cm" svg:x="12.4cm" svg:y="7.4cm">
          <draw:text-box>
            <text:p>No</text:p>
          </draw:text-box>
        </draw:frame>
        <draw:line draw:style-name="gr3" draw:text-style-name="P4" draw:layer="layout" svg:x1="12cm" svg:y1="5.524cm" svg:x2="14.29cm" svg:y2="3.134cm">
          <text:p/>
        </draw:line>
        <draw:line draw:style-name="gr3" draw:text-style-name="P4" draw:layer="layout" svg:x1="12cm" svg:y1="5.524cm" svg:x2="14.274cm" svg:y2="7.92cm">
          <text:p/>
        </draw:line>
        <draw:custom-shape draw:style-name="gr2" draw:text-style-name="P3" draw:layer="layout" svg:width="4.1cm" svg:height="1.8cm" svg:x="7.9cm" svg:y="4.6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cm" svg:height="1.8cm" svg:x="7.9cm" svg:y="13.8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2.2cm" svg:height="0.962cm" svg:x="5.4cm" svg:y="6.438cm">
          <draw:text-box>
            <text:p>Yes</text:p>
          </draw:text-box>
        </draw:frame>
        <draw:frame draw:style-name="gr1" draw:text-style-name="P1" draw:layer="layout" svg:width="1.5cm" svg:height="0.962cm" svg:x="5.5cm" svg:y="12.038cm">
          <draw:text-box>
            <text:p>No</text:p>
          </draw:text-box>
        </draw:frame>
        <draw:line draw:style-name="gr3" draw:text-style-name="P4" draw:layer="layout" svg:x1="5.6cm" svg:y1="10cm" svg:x2="7.89cm" svg:y2="5.372cm">
          <text:p/>
        </draw:line>
        <draw:line draw:style-name="gr3" draw:text-style-name="P4" draw:layer="layout" svg:x1="5.6cm" svg:y1="10cm" svg:x2="7.9cm" svg:y2="14.796cm">
          <text:p/>
        </draw:line>
        <draw:custom-shape draw:style-name="gr2" draw:text-style-name="P3" draw:layer="layout" svg:width="4.1cm" svg:height="1.8cm" svg:x="1.5cm" svg:y="9cm">
          <text:p text:style-name="P2">Color = r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5T21:17:48.019599014</meta:creation-date>
    <dc:date>2020-11-08T19:55:34.802841175</dc:date>
    <meta:editing-duration>PT5H4M13S</meta:editing-duration>
    <meta:editing-cycles>7</meta:editing-cycles>
    <meta:generator>LibreOffice/5.2.7.2$Linux_X86_64 LibreOffice_project/20m0$Build-2</meta:generator>
    <meta:document-statistic meta:object-count="292"/>
  </office:meta>
</office:document-meta>
</file>